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Ubuntu" svg:font-family="Ubuntu, Tahoma, 'Helvetica Neue', Helvetica, Arial, sans-serif"/>
    <style:font-face style:name="Verdana" svg:font-family="Verdana, Arial, sans-serif"/>
    <style:font-face style:name="inherit" svg:font-family="inherit"/>
    <style:font-face style:name="monospace1" svg:font-family="monospace"/>
    <style:font-face style:name="monospace" svg:font-family="monospace, monospace"/>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979in" table:align="left" fo:background-color="#fdfdfd">
        <style:background-image/>
      </style:table-properties>
    </style:style>
    <style:style style:name="Table1.A" style:family="table-column">
      <style:table-column-properties style:column-width="0.1674in"/>
    </style:style>
    <style:style style:name="Table1.B" style:family="table-column">
      <style:table-column-properties style:column-width="6.4306in"/>
    </style:style>
    <style:style style:name="Table1.A1" style:family="table-cell">
      <style:table-cell-properties style:vertical-align="middle" fo:background-color="#dfefff" fo:padding="0in" fo:border="none">
        <style:background-image/>
      </style:table-cell-properties>
    </style:style>
    <style:style style:name="Table1.B1" style:family="table-cell">
      <style:table-cell-properties style:vertical-align="middle" fo:padding="0in" fo:border="none"/>
    </style:style>
    <style:style style:name="P1" style:family="paragraph" style:parent-style-name="Standard">
      <style:text-properties fo:font-weight="normal" officeooo:rsid="00101ad5" officeooo:paragraph-rsid="00101ad5" style:font-weight-asian="normal" style:font-weight-complex="normal"/>
    </style:style>
    <style:style style:name="P2" style:family="paragraph" style:parent-style-name="Standard">
      <style:text-properties fo:font-variant="normal" fo:text-transform="none" fo:color="#222222" style:font-name="sans-serif" fo:font-size="10.5pt" fo:letter-spacing="normal" fo:font-style="normal" fo:font-weight="normal" officeooo:rsid="00101ad5" officeooo:paragraph-rsid="00101ad5" style:font-weight-asian="normal" style:font-weight-complex="normal"/>
    </style:style>
    <style:style style:name="P3" style:family="paragraph" style:parent-style-name="Standard">
      <style:text-properties fo:font-variant="normal" fo:text-transform="none" fo:color="#222222" style:font-name="sans-serif" fo:font-size="10.5pt" fo:letter-spacing="normal" fo:font-style="normal" fo:font-weight="normal" officeooo:rsid="00101d8b" officeooo:paragraph-rsid="00101d8b" style:font-weight-asian="normal" style:font-weight-complex="normal"/>
    </style:style>
    <style:style style:name="P4" style:family="paragraph" style:parent-style-name="Standard">
      <style:text-properties fo:font-variant="normal" fo:text-transform="none" fo:color="#222222" style:font-name="sans-serif" fo:font-size="10.5pt" fo:letter-spacing="normal" fo:font-style="normal" fo:font-weight="normal" officeooo:rsid="0011f57b" officeooo:paragraph-rsid="0011f57b" style:font-weight-asian="normal" style:font-weight-complex="normal"/>
    </style:style>
    <style:style style:name="P5" style:family="paragraph" style:parent-style-name="Standard">
      <style:text-properties fo:font-variant="normal" fo:text-transform="none" fo:color="#222222" style:font-name="sans-serif" fo:font-size="10.5pt" fo:letter-spacing="normal" fo:font-style="normal" fo:font-weight="normal" officeooo:rsid="001ed72d" officeooo:paragraph-rsid="001ed72d" style:font-weight-asian="normal" style:font-weight-complex="normal"/>
    </style:style>
    <style:style style:name="P6" style:family="paragraph" style:parent-style-name="Standard">
      <style:text-properties fo:font-variant="normal" fo:text-transform="none" fo:color="#222222" style:font-name="sans-serif" fo:font-size="10.5pt" fo:letter-spacing="normal" fo:font-style="normal" fo:font-weight="normal" officeooo:rsid="00256424" officeooo:paragraph-rsid="00256424" style:font-weight-asian="normal" style:font-weight-complex="normal"/>
    </style:style>
    <style:style style:name="P7" style:family="paragraph" style:parent-style-name="Standard">
      <style:text-properties fo:font-variant="normal" fo:text-transform="none" fo:color="#222222" style:font-name="sans-serif" fo:font-size="10.5pt" fo:letter-spacing="normal" fo:font-style="normal" fo:font-weight="normal" officeooo:rsid="0025d076" officeooo:paragraph-rsid="0025d076" style:font-weight-asian="normal" style:font-weight-complex="normal"/>
    </style:style>
    <style:style style:name="P8" style:family="paragraph" style:parent-style-name="Standard">
      <style:text-properties fo:font-variant="normal" fo:text-transform="none" fo:color="#222222" style:font-name="sans-serif" fo:font-size="10.5pt" fo:letter-spacing="normal" fo:font-style="normal" fo:font-weight="normal" officeooo:rsid="0026de86" officeooo:paragraph-rsid="0026de86" style:font-weight-asian="normal" style:font-weight-complex="normal"/>
    </style:style>
    <style:style style:name="P9" style:family="paragraph" style:parent-style-name="Standard">
      <style:text-properties fo:font-variant="normal" fo:text-transform="none" fo:color="#222222" style:font-name="sans-serif" fo:font-size="10.5pt" fo:letter-spacing="normal" fo:font-style="normal" fo:font-weight="normal" officeooo:rsid="002c92d1" officeooo:paragraph-rsid="002c92d1" style:font-weight-asian="normal" style:font-weight-complex="normal"/>
    </style:style>
    <style:style style:name="P10" style:family="paragraph" style:parent-style-name="Standard">
      <style:text-properties fo:font-variant="normal" fo:text-transform="none" fo:color="#222222" style:font-name="sans-serif" fo:font-size="10.5pt" fo:letter-spacing="normal" fo:font-style="normal" fo:font-weight="normal" officeooo:rsid="0030daf5" officeooo:paragraph-rsid="0030daf5" style:font-weight-asian="normal" style:font-weight-complex="normal"/>
    </style:style>
    <style:style style:name="P11" style:family="paragraph" style:parent-style-name="Standard">
      <style:text-properties fo:font-variant="normal" fo:text-transform="none" fo:color="#222222" style:font-name="sans-serif" fo:font-size="10.5pt" fo:letter-spacing="normal" fo:font-style="normal" fo:font-weight="normal" officeooo:rsid="00339ce4" officeooo:paragraph-rsid="00339ce4" style:font-weight-asian="normal" style:font-weight-complex="normal"/>
    </style:style>
    <style:style style:name="P12" style:family="paragraph" style:parent-style-name="Standard">
      <style:text-properties fo:font-variant="normal" fo:text-transform="none" fo:color="#222222" style:font-name="sans-serif" fo:font-size="10.5pt" fo:letter-spacing="normal" fo:font-style="normal" fo:font-weight="normal" officeooo:rsid="00349775" officeooo:paragraph-rsid="00349775" style:font-weight-asian="normal" style:font-weight-complex="normal"/>
    </style:style>
    <style:style style:name="P13" style:family="paragraph" style:parent-style-name="Standard">
      <style:text-properties fo:font-variant="normal" fo:text-transform="none" fo:color="#222222" style:font-name="sans-serif" fo:font-size="10.5pt" fo:letter-spacing="normal" fo:font-style="normal" fo:font-weight="normal" officeooo:rsid="00360b96" officeooo:paragraph-rsid="00360b96" style:font-weight-asian="normal" style:font-weight-complex="normal"/>
    </style:style>
    <style:style style:name="P14" style:family="paragraph" style:parent-style-name="Standard">
      <style:text-properties fo:font-variant="normal" fo:text-transform="none" fo:color="#222222" style:font-name="sans-serif" fo:font-size="10.5pt" fo:letter-spacing="normal" fo:font-style="normal" fo:font-weight="normal" officeooo:rsid="0037b47a" officeooo:paragraph-rsid="0037b47a" style:font-weight-asian="normal" style:font-weight-complex="normal"/>
    </style:style>
    <style:style style:name="P15" style:family="paragraph" style:parent-style-name="Standard">
      <style:text-properties fo:font-variant="normal" fo:text-transform="none" fo:color="#222222" style:font-name="sans-serif" fo:font-size="10.5pt" fo:letter-spacing="normal" fo:font-style="normal" fo:font-weight="normal" officeooo:rsid="0037b47a" officeooo:paragraph-rsid="003cca2e" style:font-weight-asian="normal" style:font-weight-complex="normal"/>
    </style:style>
    <style:style style:name="P16" style:family="paragraph" style:parent-style-name="Standard">
      <style:text-properties fo:font-variant="normal" fo:text-transform="none" fo:color="#222222" style:font-name="sans-serif" fo:font-size="10.5pt" fo:letter-spacing="normal" fo:font-style="normal" fo:font-weight="normal" officeooo:rsid="003a7aef" officeooo:paragraph-rsid="003a7aef" style:font-weight-asian="normal" style:font-weight-complex="normal"/>
    </style:style>
    <style:style style:name="P17" style:family="paragraph" style:parent-style-name="Standard">
      <style:text-properties fo:font-variant="normal" fo:text-transform="none" fo:color="#222222" style:font-name="sans-serif" fo:font-size="10.5pt" fo:letter-spacing="normal" fo:font-style="normal" fo:font-weight="normal" officeooo:rsid="003b2eb8" officeooo:paragraph-rsid="003b2eb8" style:font-weight-asian="normal" style:font-weight-complex="normal"/>
    </style:style>
    <style:style style:name="P18" style:family="paragraph" style:parent-style-name="Standard">
      <style:text-properties fo:font-variant="normal" fo:text-transform="none" fo:color="#222222" style:font-name="sans-serif" fo:font-size="10.5pt" fo:letter-spacing="normal" fo:font-style="normal" fo:font-weight="normal" officeooo:rsid="003cca2e" officeooo:paragraph-rsid="003cca2e" style:font-weight-asian="normal" style:font-weight-complex="normal"/>
    </style:style>
    <style:style style:name="P19" style:family="paragraph" style:parent-style-name="Standard">
      <style:text-properties fo:font-variant="normal" fo:text-transform="none" fo:color="#222222" style:font-name="sans-serif" fo:font-size="10.5pt" fo:letter-spacing="normal" fo:font-style="normal" fo:font-weight="normal" officeooo:rsid="003eba9c" officeooo:paragraph-rsid="003eba9c" style:font-weight-asian="normal" style:font-weight-complex="normal"/>
    </style:style>
    <style:style style:name="P20" style:family="paragraph" style:parent-style-name="Standard">
      <style:text-properties fo:font-variant="normal" fo:text-transform="none" fo:color="#222222" style:font-name="sans-serif" fo:font-size="10.5pt" fo:letter-spacing="normal" fo:font-style="normal" fo:font-weight="normal" officeooo:rsid="00409d2f" officeooo:paragraph-rsid="00409d2f" style:font-weight-asian="normal" style:font-weight-complex="normal"/>
    </style:style>
    <style:style style:name="P21" style:family="paragraph" style:parent-style-name="Standard">
      <style:text-properties fo:font-variant="normal" fo:text-transform="none" fo:color="#222222" style:font-name="sans-serif" fo:font-size="10.5pt" fo:letter-spacing="normal" fo:font-style="normal" fo:font-weight="normal" officeooo:rsid="0042bfcf" officeooo:paragraph-rsid="0042bfcf" style:font-weight-asian="normal" style:font-weight-complex="normal"/>
    </style:style>
    <style:style style:name="P22" style:family="paragraph" style:parent-style-name="Standard">
      <style:text-properties fo:font-variant="normal" fo:text-transform="none" fo:color="#222222" style:font-name="sans-serif" fo:font-size="10.5pt" fo:letter-spacing="normal" fo:font-style="normal" fo:font-weight="normal" officeooo:paragraph-rsid="0030daf5"/>
    </style:style>
    <style:style style:name="P23" style:family="paragraph" style:parent-style-name="Standard">
      <style:text-properties fo:font-variant="normal" fo:text-transform="none" fo:color="#000000" style:font-name="Arial" fo:font-size="9.75pt" fo:letter-spacing="normal" fo:font-style="normal" fo:font-weight="normal" officeooo:rsid="0011f57b" officeooo:paragraph-rsid="0011f57b" style:font-weight-asian="normal" style:font-weight-complex="normal"/>
    </style:style>
    <style:style style:name="P24" style:family="paragraph" style:parent-style-name="Standard">
      <style:text-properties fo:font-variant="normal" fo:text-transform="none" fo:color="#000000" style:font-name="Arial" fo:font-size="9.75pt" fo:letter-spacing="normal" fo:font-style="normal" fo:font-weight="normal" officeooo:rsid="0017f913" officeooo:paragraph-rsid="0017f913" style:font-weight-asian="normal" style:font-weight-complex="normal"/>
    </style:style>
    <style:style style:name="P25" style:family="paragraph" style:parent-style-name="Standard">
      <style:text-properties fo:font-variant="normal" fo:text-transform="none" fo:color="#000000" style:font-name="Arial" fo:font-size="9.75pt" fo:letter-spacing="normal" fo:font-style="normal" fo:font-weight="normal" officeooo:rsid="0021fad6" officeooo:paragraph-rsid="0021fad6" style:font-weight-asian="normal" style:font-weight-complex="normal"/>
    </style:style>
    <style:style style:name="P26" style:family="paragraph" style:parent-style-name="Standard">
      <style:text-properties fo:font-variant="normal" fo:text-transform="none" fo:color="#000000" style:font-name="Arial" fo:font-size="9.75pt" fo:letter-spacing="normal" fo:font-style="normal" fo:font-weight="normal" officeooo:rsid="0024709d" officeooo:paragraph-rsid="0024709d" style:font-weight-asian="normal" style:font-weight-complex="normal"/>
    </style:style>
    <style:style style:name="P27" style:family="paragraph" style:parent-style-name="Standard">
      <style:text-properties officeooo:paragraph-rsid="0026de86"/>
    </style:style>
    <style:style style:name="P28" style:family="paragraph" style:parent-style-name="Standard">
      <style:text-properties officeooo:rsid="0029c4a1" officeooo:paragraph-rsid="0029c4a1"/>
    </style:style>
    <style:style style:name="P29" style:family="paragraph" style:parent-style-name="Standard">
      <style:text-properties officeooo:paragraph-rsid="0037b47a"/>
    </style:style>
    <style:style style:name="P30" style:family="paragraph" style:parent-style-name="Standard">
      <style:text-properties officeooo:paragraph-rsid="0042bfcf"/>
    </style:style>
    <style:style style:name="P31" style:family="paragraph" style:parent-style-name="Text_20_body">
      <style:text-properties fo:font-variant="normal" fo:text-transform="none" fo:color="#333333" style:font-name="Ubuntu" fo:font-size="10.5pt" fo:letter-spacing="normal" fo:font-style="normal" fo:font-weight="normal" officeooo:rsid="0030daf5" officeooo:paragraph-rsid="0030daf5" style:font-weight-asian="normal" style:font-weight-complex="normal"/>
    </style:style>
    <style:style style:name="P32" style:family="paragraph" style:parent-style-name="Text_20_body">
      <style:text-properties fo:font-variant="normal" fo:text-transform="none" fo:color="#333333" style:font-name="Ubuntu" fo:font-size="12pt" fo:letter-spacing="normal" fo:font-style="normal" fo:font-weight="bold" officeooo:rsid="0030daf5" officeooo:paragraph-rsid="0030daf5" style:font-weight-asian="normal" style:font-weight-complex="normal"/>
    </style:style>
    <style:style style:name="P3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Ubuntu" fo:font-size="10.5pt" fo:letter-spacing="normal" fo:font-style="normal" fo:font-weight="normal"/>
    </style:style>
    <style:style style:name="P34" style:family="paragraph" style:parent-style-name="Text_20_body">
      <style:paragraph-properties fo:margin-left="0in" fo:margin-right="0in" fo:margin-top="0in" fo:margin-bottom="0.1043in" loext:contextual-spacing="false" fo:orphans="2" fo:widows="2" fo:text-indent="0in" style:auto-text-indent="false"/>
    </style:style>
    <style:style style:name="P35"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text-properties fo:font-variant="normal" fo:text-transform="none" fo:color="#333333" style:font-name="Menlo" fo:font-size="9.75pt" fo:letter-spacing="normal" fo:font-style="normal" fo:font-weight="normal"/>
    </style:style>
    <style:style style:name="P36"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text-properties fo:font-variant="normal" fo:text-transform="none" fo:color="#333333" fo:letter-spacing="normal"/>
    </style:style>
    <style:style style:name="P37"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317cc5" style:font-name="inherit" fo:font-size="9pt" fo:background-color="#c8e1fa" loext:padding="0in" loext:border="none"/>
    </style:style>
    <style:style style:name="P38"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5499de" style:font-name="inherit" fo:font-size="9pt" loext:padding="0in" loext:border="none"/>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inherit" loext:padding="0in" loext:border="none"/>
    </style:style>
    <style:style style:name="P40" style:family="paragraph" style:parent-style-name="Text_20_body">
      <style:paragraph-properties fo:margin-top="0in" fo:margin-bottom="0in" loext:contextual-spacing="false"/>
    </style:style>
    <style:style style:name="P41"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fo:font-variant="normal" fo:text-transform="none" fo:color="#333333" fo:letter-spacing="normal"/>
    </style:style>
    <style:style style:name="P42" style:family="paragraph" style:parent-style-name="Heading_20_5">
      <style:text-properties fo:font-variant="normal" fo:text-transform="none" fo:color="#222222" style:font-name="Ubuntu" fo:font-size="12pt" fo:letter-spacing="normal" fo:font-style="normal" fo:font-weight="bold" officeooo:rsid="0030daf5" officeooo:paragraph-rsid="0030daf5" style:font-weight-asian="normal" style:font-weight-complex="normal"/>
    </style:style>
    <style:style style:name="P43" style:family="paragraph" style:parent-style-name="Heading_20_5">
      <style:text-properties fo:font-variant="normal" fo:text-transform="none" fo:color="#333333" style:font-name="Ubuntu" fo:font-size="12pt" fo:letter-spacing="normal" fo:font-style="normal" fo:font-weight="bold" officeooo:rsid="0030daf5" officeooo:paragraph-rsid="0030daf5" style:font-weight-asian="normal" style:font-weight-complex="normal"/>
    </style:style>
    <style:style style:name="P44" style:family="paragraph" style:parent-style-name="Standard">
      <style:text-properties fo:font-variant="normal" fo:text-transform="none" fo:color="#333333" style:font-name="Menlo" fo:font-size="9.75pt" fo:letter-spacing="normal" fo:font-style="normal" fo:font-weight="normal" officeooo:paragraph-rsid="0030daf5"/>
    </style:style>
    <style:style style:name="P45" style:family="paragraph" style:parent-style-name="Standard">
      <style:text-properties fo:font-variant="normal" fo:text-transform="none" fo:color="#333333" style:font-name="Ubuntu" fo:font-size="10.5pt" fo:letter-spacing="normal" fo:font-style="normal" fo:font-weight="normal" officeooo:rsid="0030daf5" officeooo:paragraph-rsid="0030daf5" style:font-weight-asian="normal" style:font-weight-complex="normal"/>
    </style:style>
    <style:style style:name="P46" style:family="paragraph" style:parent-style-name="Standard">
      <style:text-properties fo:font-variant="normal" fo:text-transform="none" fo:color="#222222" style:font-name="sans-serif" fo:font-size="10.5pt" fo:letter-spacing="normal" fo:font-style="normal" fo:font-weight="normal" officeooo:rsid="00339ce4" officeooo:paragraph-rsid="0030daf5" style:font-weight-asian="normal" style:font-weight-complex="normal"/>
    </style:style>
    <style:style style:name="P47" style:family="paragraph" style:parent-style-name="Standard">
      <style:text-properties fo:font-variant="normal" fo:text-transform="none" fo:color="#222222" style:font-name="sans-serif" fo:font-size="10.5pt" fo:letter-spacing="normal" fo:font-style="normal" fo:font-weight="normal" officeooo:rsid="0037b47a" officeooo:paragraph-rsid="0037b47a" style:font-weight-asian="normal" style:font-weight-complex="normal"/>
    </style:style>
    <style:style style:name="P48" style:family="paragraph" style:parent-style-name="Standard">
      <style:text-properties fo:font-variant="normal" fo:text-transform="none" fo:color="#222222" style:font-name="sans-serif" fo:font-size="10.5pt" fo:letter-spacing="normal" fo:font-style="normal" fo:font-weight="normal" officeooo:rsid="004415c5" officeooo:paragraph-rsid="004415c5" style:font-weight-asian="normal" style:font-weight-complex="normal"/>
    </style:style>
    <style:style style:name="P49" style:family="paragraph" style:parent-style-name="Text_20_body" style:list-style-name="L1">
      <style:paragraph-properties fo:margin-top="0in" fo:margin-bottom="0.1043in" loext:contextual-spacing="false" fo:orphans="2" fo:widows="2"/>
      <style:text-properties fo:font-variant="normal" fo:text-transform="none" fo:color="#333333" style:font-name="Ubuntu" fo:font-size="10.5pt" fo:letter-spacing="normal" fo:font-style="normal" fo:font-weight="normal"/>
    </style:style>
    <style:style style:name="P50" style:family="paragraph" style:parent-style-name="Text_20_body" style:list-style-name="L3">
      <style:paragraph-properties fo:margin-top="0in" fo:margin-bottom="0.1043in" loext:contextual-spacing="false" fo:orphans="2" fo:widows="2"/>
      <style:text-properties fo:font-variant="normal" fo:text-transform="none" fo:color="#333333" style:font-name="Ubuntu" fo:font-size="10.5pt" fo:letter-spacing="normal" fo:font-style="normal" fo:font-weight="normal"/>
    </style:style>
    <style:style style:name="P51" style:family="paragraph" style:parent-style-name="Text_20_body" style:list-style-name="L2">
      <style:paragraph-properties fo:margin-top="0in" fo:margin-bottom="0.1043in" loext:contextual-spacing="false" fo:orphans="2" fo:widows="2"/>
    </style:style>
    <style:style style:name="P52" style:family="paragraph" style:parent-style-name="Text_20_body" style:list-style-name="L4">
      <style:paragraph-properties fo:margin-top="0in" fo:margin-bottom="0.1043in" loext:contextual-spacing="false" fo:orphans="2" fo:widows="2"/>
    </style:style>
    <style:style style:name="P53" style:family="paragraph" style:parent-style-name="Text_20_body" style:list-style-name="L5">
      <style:paragraph-properties fo:margin-top="0in" fo:margin-bottom="0.1043in" loext:contextual-spacing="false" fo:line-height="120%" fo:orphans="2" fo:widows="2"/>
    </style:style>
    <style:style style:name="P54" style:family="paragraph" style:parent-style-name="Text_20_body" style:list-style-name="L1">
      <style:paragraph-properties fo:margin-top="0in" fo:margin-bottom="0in" loext:contextual-spacing="false" fo:orphans="2" fo:widows="2"/>
    </style:style>
    <style:style style:name="P55" style:family="paragraph" style:parent-style-name="Text_20_body" style:list-style-name="L5">
      <style:paragraph-properties fo:margin-left="0in" fo:margin-right="0in" fo:margin-top="0in" fo:margin-bottom="0.1043in" loext:contextual-spacing="false" fo:line-height="120%" fo:orphans="2" fo:widows="2" fo:text-indent="0in" style:auto-text-indent="false"/>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4ed0" style:font-name="inherit" loext:padding="0in" loext:border="none"/>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333333" style:font-name="inherit" loext:padding="0in" loext:border="none"/>
    </style:style>
    <style:style style:name="T1" style:family="text">
      <style:text-properties fo:font-variant="normal" fo:text-transform="none" fo:color="#222222" style:font-name="sans-serif" fo:font-size="10.5pt" fo:letter-spacing="normal" fo:font-style="normal"/>
    </style:style>
    <style:style style:name="T2" style:family="text">
      <style:text-properties fo:font-variant="normal" fo:text-transform="none" fo:color="#222222" style:font-name="sans-serif" fo:font-size="10.5pt" fo:letter-spacing="normal" fo:font-style="normal" fo:font-weight="bold"/>
    </style:style>
    <style:style style:name="T3" style:family="text">
      <style:text-properties fo:font-variant="normal" fo:text-transform="none" fo:color="#222222" style:font-name="sans-serif" fo:font-size="10.5pt" fo:letter-spacing="normal" fo:font-style="normal" fo:font-weight="normal" officeooo:rsid="0026de86" style:font-weight-asian="normal" style:font-weight-complex="normal"/>
    </style:style>
    <style:style style:name="T4" style:family="text">
      <style:text-properties fo:font-variant="normal" fo:text-transform="none" fo:color="#222222" style:font-name="sans-serif" fo:font-size="10.5pt" fo:letter-spacing="normal" fo:font-style="normal" fo:font-weight="normal" officeooo:rsid="0042bfcf" style:font-weight-asian="normal" style:font-weight-complex="normal"/>
    </style:style>
    <style:style style:name="T5" style:family="text">
      <style:text-properties fo:font-variant="normal" fo:text-transform="none" fo:color="#222222" fo:letter-spacing="normal"/>
    </style:style>
    <style:style style:name="T6"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fo:background-color="#ffffff" loext:char-shading-value="0"/>
    </style:style>
    <style:style style:name="T7" style:family="text">
      <style:text-properties fo:font-variant="normal" fo:text-transform="none" fo:color="#333333" style:font-name="Ubuntu" fo:font-size="10.5pt" fo:letter-spacing="normal" fo:font-style="normal" fo:font-weight="bold"/>
    </style:style>
    <style:style style:name="T8" style:family="text">
      <style:text-properties fo:font-variant="normal" fo:text-transform="none" fo:color="#333333" style:font-name="Ubuntu" fo:font-size="10.5pt" fo:letter-spacing="normal" fo:font-style="normal" fo:font-weight="normal"/>
    </style:style>
    <style:style style:name="T9" style:family="text">
      <style:text-properties fo:font-variant="normal" fo:text-transform="none" fo:color="#333333" style:font-name="Ubuntu" fo:font-size="10.5pt" fo:letter-spacing="normal" fo:font-style="normal" fo:font-weight="normal" loext:padding-left="0.0626in" loext:padding-right="0.0626in" loext:padding-top="0.0193in" loext:padding-bottom="0.0193in" loext:border="0.74pt dashed #000000"/>
    </style:style>
    <style:style style:name="T10" style:family="text">
      <style:text-properties fo:font-variant="normal" fo:text-transform="none" fo:color="#333333" style:font-name="Ubuntu" fo:font-size="72pt" fo:letter-spacing="normal" fo:font-style="normal" fo:font-weight="normal" style:font-size-asian="72pt" style:font-size-complex="72pt"/>
    </style:style>
    <style:style style:name="T11"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12" style:family="text">
      <style:text-properties fo:font-variant="normal" fo:text-transform="none" fo:color="#c7254e" style:font-name="Menlo" fo:font-size="9pt" fo:letter-spacing="normal" fo:font-style="normal" fo:font-weight="bold" fo:background-color="#f9f2f4" loext:char-shading-value="0" loext:padding="0in" loext:border="none"/>
    </style:style>
    <style:style style:name="T13" style:family="text">
      <style:text-properties fo:font-variant="normal" fo:text-transform="none" fo:color="#e95420" style:text-line-through-style="none" style:text-line-through-type="none" style:font-name="Ubuntu" fo:font-size="10.5pt" fo:letter-spacing="normal" fo:font-style="normal" style:text-underline-style="none" fo:font-weight="normal" style:text-blinking="false" fo:background-color="transparent" loext:char-shading-value="0" loext:padding="0in" loext:border="none"/>
    </style:style>
    <style:style style:name="T14" style:family="text">
      <style:text-properties fo:font-variant="normal" fo:text-transform="none" fo:color="#ce181e" style:font-name="Ubuntu" fo:font-size="15pt" fo:letter-spacing="normal" fo:font-style="normal" fo:font-weight="normal" style:font-size-asian="15pt" style:font-size-complex="15pt"/>
    </style:style>
    <style:style style:name="T15" style:family="text">
      <style:text-properties fo:font-variant="normal" fo:text-transform="none" fo:color="#383838" style:font-name="Verdana" fo:font-size="8.25pt" fo:letter-spacing="normal" fo:font-style="normal" fo:font-weight="normal"/>
    </style:style>
    <style:style style:name="T16"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17" style:family="text">
      <style:text-properties fo:font-variant="normal" fo:text-transform="none" fo:color="#303336" style:font-name="Consolas" fo:font-size="9.75pt" fo:letter-spacing="normal" fo:font-style="normal" fo:font-weight="normal" fo:background-color="#eff0f1" loext:char-shading-value="0" loext:padding="0in" loext:border="none"/>
    </style:style>
    <style:style style:name="T18" style:family="text">
      <style:text-properties fo:font-variant="normal" fo:text-transform="none" fo:color="#7d2727" style:font-name="inherit" fo:font-size="9.75pt" fo:letter-spacing="normal" fo:font-style="normal" fo:font-weight="normal" fo:background-color="#eff0f1" loext:char-shading-value="0" loext:padding="0in" loext:border="none"/>
    </style:style>
    <style:style style:name="T19" style:family="text">
      <style:text-properties fo:font-weight="bold"/>
    </style:style>
    <style:style style:name="T20" style:family="text">
      <style:text-properties fo:color="#0b0080" style:text-line-through-style="none" style:text-line-through-type="none" style:text-underline-style="none" style:text-blinking="false" fo:background-color="#ffffff" loext:char-shading-value="0"/>
    </style:style>
    <style:style style:name="T21" style:family="text">
      <style:text-properties fo:color="#0b0080" style:text-line-through-style="none" style:text-line-through-type="none" fo:font-style="italic" style:text-underline-style="none" style:text-blinking="false"/>
    </style:style>
    <style:style style:name="T22" style:family="text">
      <style:text-properties fo:color="#faa700" style:text-underline-style="solid" style:text-underline-width="auto" style:text-underline-color="font-color" fo:background-color="#ffffff" loext:char-shading-value="0"/>
    </style:style>
    <style:style style:name="T23" style:family="text">
      <style:text-properties style:font-name="monospace"/>
    </style:style>
    <style:style style:name="T24" style:family="text">
      <style:text-properties officeooo:rsid="0025d076"/>
    </style:style>
    <style:style style:name="T25" style:family="text">
      <style:text-properties officeooo:rsid="0026de86"/>
    </style:style>
    <style:style style:name="T26" style:family="text">
      <style:text-properties fo:color="#333333"/>
    </style:style>
    <style:style style:name="T27" style:family="text">
      <style:text-properties fo:color="#333333" style:font-name="Menlo" fo:font-size="9.75pt"/>
    </style:style>
    <style:style style:name="T28" style:family="text">
      <style:text-properties officeooo:rsid="0030daf5" style:font-weight-asian="normal" style:font-weight-complex="normal"/>
    </style:style>
    <style:style style:name="T29" style:family="text">
      <style:text-properties style:font-name="Menlo" fo:font-size="9.75pt" fo:font-style="normal" fo:font-weight="normal"/>
    </style:style>
    <style:style style:name="T30" style:family="text">
      <style:text-properties officeooo:rsid="003cca2e"/>
    </style:style>
    <style:style style:name="T31" style:family="text">
      <style:text-properties fo:color="#000000"/>
    </style:style>
    <style:style style:name="T32" style:family="text">
      <style:text-properties fo:color="#006fe0"/>
    </style:style>
    <style:style style:name="T33" style:family="text">
      <style:text-properties fo:color="#800080"/>
    </style:style>
    <style:style style:name="T34" style:family="text">
      <style:text-properties fo:color="#008000"/>
    </style:style>
    <style:style style:name="T35" style:family="text">
      <style:text-properties fo:color="#ce0000"/>
    </style:style>
    <style:style style:name="T36" style:family="text">
      <style:text-properties fo:color="#004ed0"/>
    </style:style>
    <style:style style:name="T37" style:family="text">
      <style:text-properties officeooo:rsid="00427666"/>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7f7f7"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la commande who</text:p>
      <text:p text:style-name="P1"/>
      <text:p text:style-name="P1"><text:span text:style-name="T2">who</text:span><text:span text:style-name="T5"> </text:span><text:span text:style-name="T1">est une commande </text:span><text:a xlink:type="simple" xlink:href="https://fr.wikipedia.org/wiki/UNIX" text:style-name="Internet_20_link" text:visited-style-name="Visited_20_Internet_20_Link"><text:span text:style-name="T6">UNIX</text:span></text:a><text:span text:style-name="T5"> </text:span><text:span text:style-name="T1">permettant d'afficher des informations concernant des utilisateurs qui sont connectés.</text:span></text:p>
      <text:p text:style-name="P2"/>
      <text:p text:style-name="P2">nom utilisateur: sorti standard :heure depuis lequelle le pc est connecter</text:p>
      <text:p text:style-name="P2"/>
      <text:p text:style-name="P3">3) hostname</text:p>
      <text:p text:style-name="P3"/>
      <text:p text:style-name="P3">nom de la machine</text:p>
      <text:p text:style-name="P3"/>
      <text:p text:style-name="P3">4) lscpu</text:p>
      <text:p text:style-name="P3">information sur le cpu</text:p>
      <text:p text:style-name="P3">5) ifconfig</text:p>
      <text:p text:style-name="P3"/>
      <text:p text:style-name="P3">Dans le domaine des <text:a xlink:type="simple" xlink:href="https://fr.wikipedia.org/wiki/Réseaux_informatiques" text:style-name="Internet_20_link" text:visited-style-name="Visited_20_Internet_20_Link"><text:span text:style-name="T22">réseaux informatiques</text:span></text:a>, <text:span text:style-name="T19">localhost</text:span> (l’hôte local en <text:a xlink:type="simple" xlink:href="https://fr.wikipedia.org/wiki/Français" text:style-name="Internet_20_link" text:visited-style-name="Visited_20_Internet_20_Link"><text:span text:style-name="T20">français</text:span></text:a>) est le nom habituel qui désigne une interface logique de l’<text:a xlink:type="simple" xlink:href="https://fr.wikipedia.org/wiki/Ordinateur" text:style-name="Internet_20_link" text:visited-style-name="Visited_20_Internet_20_Link"><text:span text:style-name="T20">ordinateur</text:span></text:a> local.</text:p>
      <text:p text:style-name="P3">L’interface réseau virtuelle utilisée dans cette situation se nomme l’interface de <text:a xlink:type="simple" xlink:href="https://fr.wikipedia.org/wiki/Loopback" text:style-name="Internet_20_link" text:visited-style-name="Visited_20_Internet_20_Link"><text:span text:style-name="T21">loopback</text:span></text:a> (abrégée par <text:span text:style-name="Teletype"><text:span text:style-name="T23">lo</text:span></text:span> sous <text:a xlink:type="simple" xlink:href="https://fr.wikipedia.org/wiki/Unix" text:style-name="Internet_20_link" text:visited-style-name="Visited_20_Internet_20_Link"><text:span text:style-name="T20">Unix</text:span></text:a>) ou boucle locale.</text:p>
      <text:p text:style-name="P3"/>
      <text:p text:style-name="P4">Donc lo = loopback</text:p>
      <text:p text:style-name="P5">eth = ethernet (carte réseau information)</text:p>
      <text:p text:style-name="P4"/>
      <text:p text:style-name="P23">eth0, c'est une interface Ethernet (probablement une carte réseau classique en carte fille ou  sur la carte mère direct. En gros, si on a une deuxième carte réseau, elle «risque» de s'appeler eth1.</text:p>
      <text:p text:style-name="P23"/>
      <text:p text:style-name="P24">Donc avec la commande on obtient :</text:p>
      <text:p text:style-name="P24"/>
      <text:p text:style-name="P24">-etho</text:p>
      <text:p text:style-name="P24">-lo</text:p>
      <text:p text:style-name="P24"/>
      <text:p text:style-name="P25">la commande date :</text:p>
      <text:p text:style-name="P25"/>
      <text:p text:style-name="P25">pour afficher la date.</text:p>
      <text:p text:style-name="P25"/>
      <text:p text:style-name="P26">Commande df -h:</text:p>
      <text:p text:style-name="P26">mémoire occupé par le filesystem (fichier système)</text:p>
      <text:p text:style-name="P26"/>
      <text:p text:style-name="P26">commande du-sh:</text:p>
      <text:p text:style-name="P3"/>
      <text:p text:style-name="P6">affiche la “taille alloué par le disque” et non la taille réel d’un répertoire et de ses sous repertoire.</text:p>
      <text:p text:style-name="P6"/>
      <text:p text:style-name="P6"><text:a xlink:type="simple" xlink:href="https://blog.partiprof.fr/difference-entre-taille-et-taille-sur-le-disque/" text:style-name="Internet_20_link" text:visited-style-name="Visited_20_Internet_20_Link">https://blog.partiprof.fr/difference-entre-taille-et-taille-sur-le-disque/</text:a></text:p>
      <text:p text:style-name="P6"/>
      <text:p text:style-name="P6">La commande top:</text:p>
      <text:p text:style-name="P6"><text:s/></text:p>
      <text:p text:style-name="P6">affiche le gestionnaire des taches , processu avec leur pid .</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Creation de repertoire : </text:p>
      <text:p text:style-name="P6"/>
      <text:p text:style-name="P6"><text:span text:style-name="T24">1) </text:span>$mkdir <text:span text:style-name="T24">système</text:span></text:p>
      <text:p text:style-name="P6"/>
      <text:p text:style-name="P7">2) $mkdir TP1</text:p>
      <text:p text:style-name="P7"/>
      <text:p text:style-name="P7">3) <text:span text:style-name="T25">la commande cat pas très confortable il faut remonté petit a petit pour arrivé au début,</text:span></text:p>
      <text:p text:style-name="P8">la commande more quand on tourne une page on voit plus la précèdante,</text:p>
      <text:p text:style-name="P27"><text:span text:style-name="T3">la commande less est le bon choix on peu revenir en arrière ou avancer ocmme on le souhaite.</text:span><text:a xlink:type="simple" xlink:href="https://blog.microlinux.fr/more-less/" text:style-name="Internet_20_link" text:visited-style-name="Visited_20_Internet_20_Link">https://blog.microlinux.fr/more-less/</text:a></text:p>
      <text:p text:style-name="P27"/>
      <text:p text:style-name="P28">commande cp:</text:p>
      <text:p text:style-name="P28"/>
      <text:p text:style-name="P28">cp chemin/dossier chemin/dossier</text:p>
      <text:p text:style-name="P28"/>
      <text:p text:style-name="P28">cp /home/a/Desktop/système/TP1/mesChanteursPréférés.txt /home/a/Desktop/a</text:p>
      <text:p text:style-name="P7"/>
      <text:p text:style-name="P9">commande mv: (pour renomé)</text:p>
      <text:p text:style-name="P9"/>
      <text:p text:style-name="P9">mv fichier_a_renommer nouveau nom</text:p>
      <text:p text:style-name="P9">mv a 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0">Manipulation des droits</text:p>
      <text:p text:style-name="P10"/>
      <text:p text:style-name="P10"/>
      <text:p text:style-name="P10">commande afficher les permissions :</text:p>
      <text:p text:style-name="P10">$ls -l</text:p>
      <text:p text:style-name="P22"><text:span text:style-name="T28">ex: </text:span><text:span text:style-name="T27">drwxr-xr-x <text:s text:c="2"/>6 cyrille cyrille <text:s text:c="4"/>4096 2008-10-29 23:09 Bureau</text:span></text:p>
      <text:p text:style-name="P44"/>
      <text:p text:style-name="P44"/>
      <text:p text:style-name="P10">Mode absolu</text:p>
      <text:h text:style-name="P42" text:outline-level="5"><text:bookmark text:name="en_gerant_chaque_droit_separement"/>En gérant chaque droit séparément</text:h>
      <text:p text:style-name="P33">De cette façon, on va choisir :</text:p>
      <text:list xml:id="list1044692233" text:style-name="L1">
        <text:list-item>
          <text:p text:style-name="P49">À qui s'applique le changement</text:p>
          <text:list>
            <text:list-item>
              <text:p text:style-name="P54"><text:span text:style-name="Strong_20_Emphasis"><text:span text:style-name="T7">u</text:span></text:span><text:span text:style-name="T8"> (</text:span><text:span text:style-name="Strong_20_Emphasis"><text:span text:style-name="T7">u</text:span></text:span><text:span text:style-name="T8">ser, utilisateur) représente la catégorie "propriétaire" ;</text:span></text:p>
            </text:list-item>
            <text:list-item>
              <text:p text:style-name="P54"><text:span text:style-name="Strong_20_Emphasis"><text:span text:style-name="T7">g</text:span></text:span><text:span text:style-name="T8"> (</text:span><text:span text:style-name="Strong_20_Emphasis"><text:span text:style-name="T7">g</text:span></text:span><text:span text:style-name="T8">roup, groupe) représente la catégorie "groupe propriétaire" ;</text:span></text:p>
            </text:list-item>
            <text:list-item>
              <text:p text:style-name="P54"><text:span text:style-name="Strong_20_Emphasis"><text:span text:style-name="T7">o</text:span></text:span><text:span text:style-name="T8"> (</text:span><text:span text:style-name="Strong_20_Emphasis"><text:span text:style-name="T7">o</text:span></text:span><text:span text:style-name="T8">thers, autres) représente la catégorie "reste du monde" ;</text:span></text:p>
            </text:list-item>
            <text:list-item>
              <text:p text:style-name="P54"><text:span text:style-name="Strong_20_Emphasis"><text:span text:style-name="T7">a</text:span></text:span><text:span text:style-name="T8"> (</text:span><text:span text:style-name="Strong_20_Emphasis"><text:span text:style-name="T7">a</text:span></text:span><text:span text:style-name="T8">ll, tous) représente l'ensemble des trois catégories.</text:span></text:p>
            </text:list-item>
          </text:list>
        </text:list-item>
        <text:list-item>
          <text:p text:style-name="P49">La modification que l'on veut faire</text:p>
          <text:list>
            <text:list-item>
              <text:p text:style-name="P54"><text:span text:style-name="Strong_20_Emphasis"><text:span text:style-name="T7">+</text:span></text:span><text:span text:style-name="T8"> : ajouter</text:span></text:p>
            </text:list-item>
            <text:list-item>
              <text:p text:style-name="P54"><text:span text:style-name="Strong_20_Emphasis"><text:span text:style-name="T7">-</text:span></text:span><text:span text:style-name="T8"> : supprimer</text:span></text:p>
            </text:list-item>
            <text:list-item>
              <text:p text:style-name="P54"><text:span text:style-name="Strong_20_Emphasis"><text:span text:style-name="T7">=</text:span></text:span><text:span text:style-name="T8"> : affectation</text:span></text:p>
            </text:list-item>
          </text:list>
        </text:list-item>
        <text:list-item>
          <text:p text:style-name="P49">Le droit que l'on veut modifier</text:p>
          <text:list>
            <text:list-item>
              <text:p text:style-name="P54"><text:span text:style-name="Strong_20_Emphasis"><text:span text:style-name="T7">r</text:span></text:span><text:span text:style-name="T8"> : </text:span><text:span text:style-name="Strong_20_Emphasis"><text:span text:style-name="T7">r</text:span></text:span><text:span text:style-name="T8">ead ⇒ lecture</text:span></text:p>
            </text:list-item>
            <text:list-item>
              <text:p text:style-name="P54"><text:span text:style-name="Strong_20_Emphasis"><text:span text:style-name="T7">w</text:span></text:span><text:span text:style-name="T8"> : </text:span><text:span text:style-name="Strong_20_Emphasis"><text:span text:style-name="T7">w</text:span></text:span><text:span text:style-name="T8">rite ⇒ écriture</text:span></text:p>
            </text:list-item>
            <text:list-item>
              <text:p text:style-name="P54"><text:span text:style-name="Strong_20_Emphasis"><text:span text:style-name="T7">x</text:span></text:span><text:span text:style-name="T8"> : e</text:span><text:span text:style-name="Strong_20_Emphasis"><text:span text:style-name="T7">x</text:span></text:span><text:span text:style-name="T8">ecute ⇒ exécution</text:span></text:p>
            </text:list-item>
            <text:list-item>
              <text:p text:style-name="P54"><text:span text:style-name="Strong_20_Emphasis"><text:span text:style-name="T7">X</text:span></text:span><text:span text:style-name="T8"> : e</text:span><text:span text:style-name="Strong_20_Emphasis"><text:span text:style-name="T7">X</text:span></text:span><text:span text:style-name="T8">ecute ⇒ exécution, concerne uniquement les répertoires (qu'ils aient déjà une autorisation d'exécution ou pas) et les fichiers qui ont déjà une autorisation d'exécution pour l'une des catégories d'utilisateurs. Nous allons voir plus bas dans la partie des traitements récursifs l'intérêt du X.</text:span></text:p>
            </text:list-item>
          </text:list>
        </text:list-item>
      </text:list>
      <text:p text:style-name="P40"/>
      <text:p text:style-name="P22"><text:span text:style-name="T28">ex : </text:span><text:span text:style-name="T27">chmod a+x</text:span></text:p>
      <text:p text:style-name="P45">ajoutera le droit d'exécution à tout le monde.</text:p>
      <text:p text:style-name="P45"/>
      <text:p text:style-name="P31">On peut aussi combiner plusieurs actions en même temps :</text:p>
      <text:list xml:id="list667822846" text:style-name="L2">
        <text:list-item>
          <text:p text:style-name="P51"><text:span text:style-name="T8">On ajoute la permission de lecture, d'écriture et d'exécution sur le fichier </text:span><text:span text:style-name="Source_20_Text"><text:span text:style-name="T11">fichier3</text:span></text:span><text:span text:style-name="T8"> pour le </text:span><text:span text:style-name="Strong_20_Emphasis"><text:span text:style-name="T7">propriétaire</text:span></text:span><text:span text:style-name="T8"> ;</text:span></text:p>
        </text:list-item>
        <text:list-item>
          <text:p text:style-name="P51"><text:span text:style-name="T8">On ajoute la permission de lecture et d'exécution au </text:span><text:span text:style-name="Strong_20_Emphasis"><text:span text:style-name="T7">groupe propriétaire</text:span></text:span><text:span text:style-name="T8">, on retire la permission d'écriture ;</text:span></text:p>
        </text:list-item>
        <text:list-item>
          <text:p text:style-name="P51"><text:span text:style-name="T8">On ajoute la permission de lecture aux </text:span><text:span text:style-name="Strong_20_Emphasis"><text:span text:style-name="T7">autres</text:span></text:span><text:span text:style-name="T8">, on retire la permission d'écriture et d'exécution.</text:span></text:p>
        </text:list-item>
      </text:list>
      <text:p text:style-name="P35">chmod u+rwx,g+rx-w,o+r-wx fichier3</text:p>
      <text:h text:style-name="P43" text:outline-level="5"><text:bookmark text:name="en_octal"/><text:soft-page-break/>En octal</text:h>
      <text:p text:style-name="P32">Mode symbolique</text:p>
      <text:p text:style-name="P34"><text:span text:style-name="T8">En </text:span><text:a xlink:type="simple" xlink:href="https://fr.wikipedia.org/wiki/Systeme_octal" text:style-name="Internet_20_link" text:visited-style-name="Visited_20_Internet_20_Link"><text:span text:style-name="T13">octal</text:span></text:a><text:span text:style-name="T8">, chaque « groupement » de droits (pour</text:span><text:span text:style-name="T10"> </text:span><text:span text:style-name="T14">user, group et other)</text:span><text:span text:style-name="T8"> sera représenté par un chiffre et à chaque droit correspond une valeur :</text:span></text:p>
      <text:list xml:id="list2736451160" text:style-name="L3">
        <text:list-item>
          <text:p text:style-name="P50">r (read) = 4</text:p>
        </text:list-item>
        <text:list-item>
          <text:p text:style-name="P50">w (write) = 2</text:p>
        </text:list-item>
        <text:list-item>
          <text:p text:style-name="P50">x (execute) = 1</text:p>
        </text:list-item>
        <text:list-item>
          <text:p text:style-name="P50">- = 0</text:p>
        </text:list-item>
      </text:list>
      <text:p text:style-name="P33">Par exemple,</text:p>
      <text:list xml:id="list2408800429" text:style-name="L4">
        <text:list-item>
          <text:p text:style-name="P52"><text:span text:style-name="T8">Pour </text:span><text:span text:style-name="Strong_20_Emphasis"><text:span text:style-name="T7">rwx</text:span></text:span><text:span text:style-name="T8">, on aura : 4+2+1 = 7</text:span></text:p>
        </text:list-item>
        <text:list-item>
          <text:p text:style-name="P52"><text:span text:style-name="T8">Pour </text:span><text:span text:style-name="Strong_20_Emphasis"><text:span text:style-name="T7">rw-</text:span></text:span><text:span text:style-name="T8">, on aura : 4+2+0 = 6</text:span></text:p>
        </text:list-item>
        <text:list-item>
          <text:p text:style-name="P52"><text:span text:style-name="T8">Pour </text:span><text:span text:style-name="Strong_20_Emphasis"><text:span text:style-name="T7">r--</text:span></text:span><text:span text:style-name="T8">, on aura : 4+0+0 = 4</text:span></text:p>
        </text:list-item>
      </text:list>
      <text:p text:style-name="P33">Ce qui permet de faire toute les combinaisons :</text:p>
      <text:list xml:id="list567728852" text:style-name="L5">
        <text:list-item>
          <text:p text:style-name="P55"><text:span text:style-name="T9">0 : </text:span><text:span text:style-name="Strong_20_Emphasis"><text:span text:style-name="Source_20_Text"><text:span text:style-name="T12">- - -</text:span></text:span></text:span><text:span text:style-name="T9"> (aucun droit)</text:span></text:p>
        </text:list-item>
        <text:list-item>
          <text:p text:style-name="P53"><text:span text:style-name="T9">1 : </text:span><text:span text:style-name="Strong_20_Emphasis"><text:span text:style-name="Source_20_Text"><text:span text:style-name="T12">- - x</text:span></text:span></text:span><text:span text:style-name="T9"> (exécution)</text:span></text:p>
        </text:list-item>
        <text:list-item>
          <text:p text:style-name="P53"><text:span text:style-name="T9">2 : </text:span><text:span text:style-name="Strong_20_Emphasis"><text:span text:style-name="Source_20_Text"><text:span text:style-name="T12">- w -</text:span></text:span></text:span><text:span text:style-name="T9"> (écriture)</text:span></text:p>
        </text:list-item>
        <text:list-item>
          <text:p text:style-name="P53"><text:span text:style-name="T9">3 : </text:span><text:span text:style-name="Strong_20_Emphasis"><text:span text:style-name="Source_20_Text"><text:span text:style-name="T12">- w x</text:span></text:span></text:span><text:span text:style-name="T9"> (écriture et exécution)</text:span></text:p>
        </text:list-item>
        <text:list-item>
          <text:p text:style-name="P53"><text:span text:style-name="T9">4 : </text:span><text:span text:style-name="Strong_20_Emphasis"><text:span text:style-name="Source_20_Text"><text:span text:style-name="T12">r - -</text:span></text:span></text:span><text:span text:style-name="T9"> (lecture seule)</text:span></text:p>
        </text:list-item>
        <text:list-item>
          <text:p text:style-name="P53"><text:span text:style-name="T9">5 : </text:span><text:span text:style-name="Strong_20_Emphasis"><text:span text:style-name="Source_20_Text"><text:span text:style-name="T12">r - x</text:span></text:span></text:span><text:span text:style-name="T9"> (lecture et exécution)</text:span></text:p>
        </text:list-item>
        <text:list-item>
          <text:p text:style-name="P53"><text:span text:style-name="T9">6 : </text:span><text:span text:style-name="Strong_20_Emphasis"><text:span text:style-name="Source_20_Text"><text:span text:style-name="T12">r w -</text:span></text:span></text:span><text:span text:style-name="T9"> (lecture et écriture)</text:span></text:p>
        </text:list-item>
        <text:list-item>
          <text:p text:style-name="P53"><text:span text:style-name="T9">7 : </text:span><text:span text:style-name="Strong_20_Emphasis"><text:span text:style-name="Source_20_Text"><text:span text:style-name="T12">r w x</text:span></text:span></text:span><text:span text:style-name="T9"> (lecture, écriture et exécution)</text:span></text:p>
        </text:list-item>
      </text:list>
      <text:p text:style-name="P34"><text:span text:style-name="T8">Reprenons le répertoire </text:span><text:span text:style-name="Source_20_Text"><text:span text:style-name="T11">Documents</text:span></text:span><text:span text:style-name="T8">. Ses permissions sont :</text:span></text:p>
      <text:p text:style-name="P35">drwxr-x---</text:p>
      <text:p text:style-name="P34"><text:span text:style-name="T8">En octal, on aura </text:span><text:span text:style-name="Strong_20_Emphasis"><text:span text:style-name="T7">750</text:span></text:span><text:span text:style-name="T8"> :</text:span></text:p>
      <text:p text:style-name="P36"><text:s text:c="3"/><text:span text:style-name="T29">rwx <text:s text:c="7"/>r-x <text:s text:c="7"/>---</text:span></text:p>
      <text:p text:style-name="P41"><text:soft-page-break/><text:s/><text:span text:style-name="T29">7(4+2+1) <text:s text:c="2"/>5(4+0+1) <text:s text:c="2"/>0(0+0+0)</text:span></text:p>
      <text:p text:style-name="P33">Pour mettre ces permissions sur le répertoire on taperait donc la commande :</text:p>
      <text:p text:style-name="P35">chmod 750 Documents</text:p>
      <text:p text:style-name="P46">3) On peut utiliser la commande less</text:p>
      <text:p text:style-name="P11">4) la commande cd</text:p>
      <text:p text:style-name="P12">Archive rar partie : </text:p>
      <text:p text:style-name="P12"><text:a xlink:type="simple" xlink:href="https://doc.ubuntu-fr.org/tar" text:style-name="Internet_20_link" text:visited-style-name="Visited_20_Internet_20_Link">https://doc.ubuntu-fr.org/tar</text:a></text:p>
      <text:p text:style-name="P12"/>
      <text:p text:style-name="P13">mécanisme et redirection : </text:p>
      <text:p text:style-name="P13"/>
      <text:p text:style-name="P15">1) <text:span text:style-name="T30">ls &gt;p | sed '/p/d' p&gt;p</text:span></text:p>
      <text:p text:style-name="P19">le “|” prend en entré la sorti de la commande précédante pour la mettre en entré de la commande suivante.</text:p>
      <text:p text:style-name="P14"/>
      <text:p text:style-name="P14">2)</text:p>
      <text:p text:style-name="P29"><text:span text:style-name="T15">$ cat test.txt</text:span><text:line-break/><text:span text:style-name="T15">ligne1</text:span><text:line-break/><text:span text:style-name="T15">$ echo "ligne2" &gt;&gt; test.txt</text:span><text:line-break/><text:span text:style-name="T15">$ cat test.txt</text:span><text:line-break/><text:span text:style-name="T15">ligne1</text:span><text:line-break/><text:span text:style-name="T15">ligne2</text:span></text:p>
      <text:p text:style-name="P9"/>
      <text:p text:style-name="P9"/>
      <text:p text:style-name="P16">3) less rep &amp;&amp; rm rep</text:p>
      <text:p text:style-name="P16"/>
      <text:p text:style-name="P17">4) who | awk ' { print $1 } '</text:p>
      <text:p text:style-name="P20"/>
      <text:p text:style-name="P20">awk selectionne les colonne avec la taublation(espace) pris e<text:span text:style-name="T37">n</text:span> compte</text:p>
      <text:p text:style-name="P20"/>
      <text:p text:style-name="P30"><text:span text:style-name="T4">ex : </text:span><text:span text:style-name="Source_20_Text"><text:span text:style-name="T16">ls -lR |</text:span></text:span><text:span text:style-name="Source_20_Text"><text:span text:style-name="T17"> </text:span></text:span><text:span text:style-name="Source_20_Text"><text:span text:style-name="T16">awk </text:span></text:span><text:span text:style-name="Source_20_Text"><text:span text:style-name="T18">'$9 {print $6, $7, $8, $9}'</text:span></text:span></text:p>
      <text:p text:style-name="P21"/>
      <text:p text:style-name="P20"/>
      <text:p text:style-name="P20"/>
      <table:table table:name="Table1" table:style-name="Table1">
        <table:table-column table:style-name="Table1.A"/>
        <table:table-column table:style-name="Table1.B"/>
        <table:table-row>
          <table:table-cell table:style-name="Table1.A1" office:value-type="string">
            <text:p text:style-name="P37"><text:line-break/>2</text:p>
            <text:p text:style-name="P38">3</text:p>
            <text:p text:style-name="P37">4</text:p>
            <text:p text:style-name="P38">5</text:p>
            <text:p text:style-name="P37">6</text:p>
            <text:p text:style-name="P38">7</text:p>
            <text:p text:style-name="P37">8</text:p>
            <text:p text:style-name="P38">9</text:p>
          </table:table-cell>
          <table:table-cell table:style-name="Table1.B1" office:value-type="string">
            <text:section text:style-name="Sect1" text:name="crayon-5cae1a6b01d77511856666-1">
              <text:p text:style-name="P39"><text:span text:style-name="T26">[</text:span><text:span text:style-name="T31">bioinfouser</text:span><text:span text:style-name="T26">@</text:span><text:span text:style-name="T31">machine</text:span><text:span text:style-name="T32"> </text:span><text:span text:style-name="T26">~]</text:span><text:span text:style-name="T32"> </text:span><text:span text:style-name="T33">grep</text:span><text:span text:style-name="T32"> </text:span><text:span text:style-name="T34">"ATOM "</text:span><text:span text:style-name="T32"> </text:span><text:span text:style-name="T35">6CSC.pdb</text:span><text:span text:style-name="T32">  </text:span><text:span text:style-name="T26">|</text:span><text:span text:style-name="T32"> </text:span><text:span text:style-name="T33">awk</text:span><text:span text:style-name="T32"> </text:span><text:span text:style-name="T34">' { print $1" "$4 } '</text:span></text:p>
            </text:section>
            <text:section text:style-name="Sect2" text:name="crayon-5cae1a6b01d77511856666-2">
              <text:p text:style-name="P56">ATOM ALA</text:p>
            </text:section>
            <text:section text:style-name="Sect1" text:name="crayon-5cae1a6b01d77511856666-3">
              <text:p text:style-name="P56">ATOM ALA</text:p>
            </text:section>
            <text:section text:style-name="Sect2" text:name="crayon-5cae1a6b01d77511856666-4">
              <text:p text:style-name="P56">ATOM ALA</text:p>
            </text:section>
            <text:section text:style-name="Sect1" text:name="crayon-5cae1a6b01d77511856666-5">
              <text:p text:style-name="P56">ATOM ALA</text:p>
            </text:section>
            <text:section text:style-name="Sect2" text:name="crayon-5cae1a6b01d77511856666-6">
              <text:p text:style-name="P56">ATOM ALA</text:p>
            </text:section>
            <text:section text:style-name="Sect1" text:name="crayon-5cae1a6b01d77511856666-7">
              <text:p text:style-name="P56">ATOM SER</text:p>
            </text:section>
            <text:section text:style-name="Sect2" text:name="crayon-5cae1a6b01d77511856666-8">
              <text:p text:style-name="P39"><text:span text:style-name="T36">ATOM </text:span><text:span text:style-name="T31">SER</text:span></text:p>
            </text:section>
            <text:section text:style-name="Sect1" text:name="crayon-5cae1a6b01d77511856666-9">
              <text:p text:style-name="P57">...</text:p>
            </text:section>
          </table:table-cell>
        </table:table-row>
      </table:table>
      <text:p text:style-name="P20"/>
      <text:p text:style-name="P20">ATOM&amp;nbsp;&amp;nbsp;&amp;nbsp;&amp;nbsp;&amp;nbsp; 1&amp;nbsp; N&amp;nbsp;&amp;nbsp; ALA A&amp;nbsp;&amp;nbsp; 1&amp;nbsp;&amp;nbsp;&amp;nbsp;&amp;nbsp;&amp;nbsp; 14.488&amp;nbsp; 55.819&amp;nbsp; 27.062&amp;nbsp; 1.00 72.41&amp;nbsp;&amp;nbsp;&amp;nbsp;&amp;nbsp;&amp;nbsp;&amp;nbsp;&amp;nbsp;&amp;nbsp;&amp;nbsp;&amp;nbsp; N</text:p>
      <text:p text:style-name="P20">ATOM&amp;nbsp;&amp;nbsp;&amp;nbsp;&amp;nbsp;&amp;nbsp; 2&amp;nbsp; CA&amp;nbsp; ALA A&amp;nbsp;&amp;nbsp; 1&amp;nbsp;&amp;nbsp;&amp;nbsp;&amp;nbsp;&amp;nbsp; 15.437&amp;nbsp; 54.922&amp;nbsp; 26.440&amp;nbsp; 1.00 59.15&amp;nbsp;&amp;nbsp;&amp;nbsp;&amp;nbsp;&amp;nbsp;&amp;nbsp;&amp;nbsp;&amp;nbsp;&amp;nbsp;&amp;nbsp; C</text:p>
      <text:p text:style-name="P20"><text:soft-page-break/>ATOM&amp;nbsp;&amp;nbsp;&amp;nbsp;&amp;nbsp;&amp;nbsp; 3&amp;nbsp; C&amp;nbsp;&amp;nbsp; ALA A&amp;nbsp;&amp;nbsp; 1&amp;nbsp;&amp;nbsp;&amp;nbsp;&amp;nbsp;&amp;nbsp; 16.446&amp;nbsp; 54.207&amp;nbsp; 27.395&amp;nbsp; 1.00 52.01&amp;nbsp;&amp;nbsp;&amp;nbsp;&amp;nbsp;&amp;nbsp;&amp;nbsp;&amp;nbsp;&amp;nbsp;&amp;nbsp;&amp;nbsp; C</text:p>
      <text:p text:style-name="P20">ATOM&amp;nbsp;&amp;nbsp;&amp;nbsp;&amp;nbsp;&amp;nbsp; 4&amp;nbsp; O&amp;nbsp;&amp;nbsp; ALA A&amp;nbsp;&amp;nbsp; 1&amp;nbsp;&amp;nbsp;&amp;nbsp;&amp;nbsp;&amp;nbsp; 16.736&amp;nbsp; 53.004&amp;nbsp; 27.244&amp;nbsp; 1.00 49.97&amp;nbsp;&amp;nbsp;&amp;nbsp;&amp;nbsp;&amp;nbsp;&amp;nbsp;&amp;nbsp;&amp;nbsp;&amp;nbsp;&amp;nbsp; O</text:p>
      <text:p text:style-name="P20">ATOM&amp;nbsp;&amp;nbsp;&amp;nbsp;&amp;nbsp;&amp;nbsp; 5&amp;nbsp; CB&amp;nbsp; ALA A&amp;nbsp;&amp;nbsp; 1&amp;nbsp;&amp;nbsp;&amp;nbsp;&amp;nbsp;&amp;nbsp; 16.115&amp;nbsp; 55.672&amp;nbsp; 25.296&amp;nbsp; 1.00 56.58&amp;nbsp;&amp;nbsp;&amp;nbsp;&amp;nbsp;&amp;nbsp;&amp;nbsp;&amp;nbsp;&amp;nbsp;&amp;nbsp;&amp;nbsp; C</text:p>
      <text:p text:style-name="P18"/>
      <text:p text:style-name="P18"/>
      <text:p text:style-name="P18"/>
      <text:p text:style-name="P48">5) ls -l | grep "^-" | grep "nov. <text:s/>[1][1] [0-9][0-9]:[0-9][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Ubuntu" svg:font-family="Ubuntu, Tahoma, 'Helvetica Neue', Helvetica, Arial, sans-serif"/>
    <style:font-face style:name="Verdana" svg:font-family="Verdana, Arial, sans-serif"/>
    <style:font-face style:name="inherit" svg:font-family="inherit"/>
    <style:font-face style:name="monospace1" svg:font-family="monospace"/>
    <style:font-face style:name="monospace" svg:font-family="monospace, monospace"/>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1" meta:image-count="0" meta:object-count="0" meta:page-count="6" meta:paragraph-count="129" meta:word-count="916" meta:character-count="5829" meta:non-whitespace-character-count="5038"/>
  </office:meta>
</office:document-meta>
</file>